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Roboto Mono" svg:font-family="'Roboto Mono', 'Courier New', monospac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2a321"/>
    </style:style>
    <style:style style:name="P2" style:family="paragraph" style:parent-style-name="Preformatted_20_Text">
      <style:text-properties officeooo:paragraph-rsid="00213072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text-properties style:font-name="Mono" fo:font-size="12pt" style:font-size-asian="12pt" style:font-size-complex="12pt"/>
    </style:style>
    <style:style style:name="P5" style:family="paragraph" style:parent-style-name="Preformatted_20_Text">
      <style:text-properties style:font-name="Mono" fo:font-size="10pt" style:font-size-asian="10pt" style:font-size-complex="10pt"/>
    </style:style>
    <style:style style:name="P6" style:family="paragraph" style:parent-style-name="Preformatted_20_Text">
      <style:paragraph-properties fo:margin-left="2.501cm" fo:margin-right="0cm" fo:text-indent="0cm" style:auto-text-indent="false"/>
    </style:style>
    <style:style style:name="T1" style:family="text">
      <style:text-properties fo:color="#000000" loext:opacity="100%" style:font-name="Mono"/>
    </style:style>
    <style:style style:name="T2" style:family="text">
      <style:text-properties fo:color="#000000" loext:opacity="100%" style:font-name="Mono" fo:font-weight="normal" officeooo:rsid="001af96c" style:font-weight-asian="normal" style:font-weight-complex="normal"/>
    </style:style>
    <style:style style:name="T3" style:family="text">
      <style:text-properties fo:color="#000000" loext:opacity="100%" style:font-name="Mono" fo:font-size="12pt" fo:font-weight="normal" officeooo:rsid="001af96c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Mono" fo:font-size="12pt" style:font-size-asian="12pt" style:font-size-complex="12pt"/>
    </style:style>
    <style:style style:name="T5" style:family="text">
      <style:text-properties fo:color="#000000" loext:opacity="100%" style:font-name="Mono" fo:font-size="12pt" fo:language="de" fo:country="DE" officeooo:rsid="0022a321" style:font-size-asian="12pt" style:font-size-complex="12pt"/>
    </style:style>
    <style:style style:name="T6" style:family="text">
      <style:text-properties fo:color="#000000" loext:opacity="100%" style:font-name="Mono" fo:font-size="12pt" fo:language="de" fo:country="DE" fo:font-weight="bold" officeooo:rsid="0022a321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Mono" fo:font-size="10pt" fo:font-weight="normal" officeooo:rsid="001af96c" style:font-size-asian="10pt" style:font-weight-asian="normal" style:font-size-complex="10pt" style:font-weight-complex="normal"/>
    </style:style>
    <style:style style:name="T9" style:family="text">
      <style:text-properties fo:color="#000000" loext:opacity="100%" style:font-name="Mono" fo:font-size="10pt" style:font-size-asian="10pt" style:font-size-complex="10pt"/>
    </style:style>
    <style:style style:name="T10" style:family="text">
      <style:text-properties fo:color="#000000" loext:opacity="100%" style:font-name="Mono" fo:font-size="10pt" fo:language="de" fo:country="DE" style:font-size-asian="10pt" style:font-size-complex="10pt"/>
    </style:style>
    <style:style style:name="T11" style:family="text">
      <style:text-properties fo:color="#000000" loext:opacity="100%" style:font-name="Mono" fo:font-size="10pt" fo:language="de" fo:country="DE" officeooo:rsid="0022a321" style:font-size-asian="10pt" style:font-size-complex="10pt"/>
    </style:style>
    <style:style style:name="T12" style:family="text">
      <style:text-properties fo:color="#000000" loext:opacity="100%" style:font-name="Mono" fo:font-size="10pt" fo:language="de" fo:country="DE" fo:font-weight="bold" officeooo:rsid="0022a321" style:font-size-asian="10pt" style:font-weight-asian="bold" style:font-size-complex="10pt" style:font-weight-complex="bold"/>
    </style:style>
    <style:style style:name="T13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loext:opacity="100%" style:font-name="Mono" fo:language="de" fo:country="DE" officeooo:rsid="0022a321"/>
    </style:style>
    <style:style style:name="T15" style:family="text">
      <style:text-properties fo:color="#000000" loext:opacity="100%" style:font-name="Mono" fo:language="de" fo:country="DE" fo:font-weight="bold" officeooo:rsid="0022a321" style:font-weight-asian="bold" style:font-weight-complex="bold"/>
    </style:style>
    <style:style style:name="T16" style:family="text">
      <style:text-properties fo:color="#000000" loext:opacity="100%" style:font-name="Mono" fo:font-weight="bold" style:font-weight-asian="bold" style:font-weight-complex="bold"/>
    </style:style>
    <style:style style:name="T17" style:family="text">
      <style:text-properties style:font-name="Mono"/>
    </style:style>
    <style:style style:name="T18" style:family="text">
      <style:text-properties style:font-name="Mono" fo:language="de" fo:country="DE" officeooo:rsid="0022a321"/>
    </style:style>
    <style:style style:name="T19" style:family="text">
      <style:text-properties style:font-name="Mono" fo:font-weight="bold" style:font-weight-asian="bold" style:font-weight-complex="bold"/>
    </style:style>
    <style:style style:name="T20" style:family="text">
      <style:text-properties style:font-name="Mono" fo:font-weight="normal" officeooo:rsid="001af96c" style:font-weight-asian="normal" style:font-weight-complex="normal"/>
    </style:style>
    <style:style style:name="T21" style:family="text">
      <style:text-properties style:font-name="Mono" fo:font-size="12pt" fo:language="de" fo:country="DE" officeooo:rsid="0022a321" style:font-size-asian="12pt" style:font-size-complex="12pt"/>
    </style:style>
    <style:style style:name="T22" style:family="text">
      <style:text-properties style:font-name="Mono" fo:font-size="12pt" fo:language="de" fo:country="DE" fo:font-weight="normal" officeooo:rsid="0022a321" style:font-size-asian="12pt" style:font-weight-asian="normal" style:font-size-complex="12pt" style:font-weight-complex="normal"/>
    </style:style>
    <style:style style:name="T23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Mono" fo:font-size="12pt" style:font-size-asian="12pt" style:font-size-complex="12pt"/>
    </style:style>
    <style:style style:name="T25" style:family="text">
      <style:text-properties style:font-name="Mono" fo:font-size="12pt" fo:font-weight="normal" officeooo:rsid="001af96c" style:font-size-asian="12pt" style:font-weight-asian="normal" style:font-size-complex="12pt" style:font-weight-complex="normal"/>
    </style:style>
    <style:style style:name="T26" style:family="text">
      <style:text-properties style:font-name="Mono" fo:font-size="18pt" fo:language="de" fo:country="DE" fo:font-weight="bold" officeooo:rsid="0022a321" style:font-size-asian="18pt" style:font-weight-asian="bold" style:font-size-complex="18pt" style:font-weight-complex="bold"/>
    </style:style>
    <style:style style:name="T27" style:family="text">
      <style:text-properties style:font-name="Mono" fo:font-size="18pt" fo:font-weight="bold" officeooo:rsid="0022a321" style:font-size-asian="18pt" style:font-weight-asian="bold" style:font-size-complex="18pt" style:font-weight-complex="bold"/>
    </style:style>
    <style:style style:name="T28" style:family="text">
      <style:text-properties style:font-name="Mono" fo:font-size="10pt" fo:language="de" fo:country="DE" style:font-size-asian="10pt" style:font-size-complex="10pt"/>
    </style:style>
    <style:style style:name="T29" style:family="text">
      <style:text-properties style:font-name="Mono" fo:font-size="10pt" fo:language="de" fo:country="DE" officeooo:rsid="0022a321" style:font-size-asian="10pt" style:font-size-complex="10pt"/>
    </style:style>
    <style:style style:name="T30" style:family="text">
      <style:text-properties style:font-name="Mono" fo:font-size="10pt" style:font-size-asian="10pt" style:font-size-complex="10pt"/>
    </style:style>
    <style:style style:name="T31" style:family="text">
      <style:text-properties style:font-name="Mono" fo:font-size="10pt" fo:font-weight="normal" officeooo:rsid="001af96c" style:font-size-asian="10pt" style:font-weight-asian="normal" style:font-size-complex="10pt" style:font-weight-complex="normal"/>
    </style:style>
    <style:style style:name="T32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Mono" fo:font-size="10pt" fo:font-weight="bold" officeooo:rsid="001af96c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6">It’s</text:span></text:span><text:span text:style-name="Source_20_Text"><text:span text:style-name="T27"> only love</text:span></text:span></text:p>
      <text:p text:style-name="P1"><text:span text:style-name="Source_20_Text"><text:span text:style-name="T21">1984 Bryan Adams mit Tina Turner</text:span></text:span></text:p>
      <text:p text:style-name="Preformatted_20_Text"><text:span text:style-name="Source_20_Text"><text:span text:style-name="T24"><text:s/></text:span></text:span></text:p>
      <text:p text:style-name="Preformatted_20_Text"><text:span text:style-name="Source_20_Text"><text:span text:style-name="T24"><text:s/></text:span></text:span></text:p>
      <text:p text:style-name="P2"><text:span text:style-name="Source_20_Text"><text:span text:style-name="T25">| </text:span></text:span><text:span text:style-name="Source_20_Text"><text:span text:style-name="T3">Dm</text:span></text:span><text:span text:style-name="Source_20_Text"><text:span text:style-name="T25"> | </text:span></text:span><text:span text:style-name="Source_20_Text"><text:span text:style-name="T3">C</text:span></text:span><text:span text:style-name="Source_20_Text"><text:span text:style-name="T25"> | </text:span></text:span><text:span text:style-name="Source_20_Text"><text:span text:style-name="T3">A</text:span></text:span><text:span text:style-name="Source_20_Text"><text:span text:style-name="T25"> | </text:span></text:span><text:span text:style-name="Source_20_Text"><text:span text:style-name="T3">Bb</text:span></text:span><text:span text:style-name="Source_20_Text"><text:span text:style-name="T25"> | </text:span></text:span><text:span text:style-name="Source_20_Text"><text:span text:style-name="T3">F</text:span></text:span><text:span text:style-name="Source_20_Text"><text:span text:style-name="T25"> | </text:span></text:span><text:span text:style-name="Source_20_Text"><text:span text:style-name="T3">F</text:span></text:span><text:span text:style-name="Source_20_Text"><text:span text:style-name="T25"> |<text:tab/><text:tab/><text:tab/><text:tab/><text:tab/><text:tab/><text:tab/><text:tab/></text:span></text:span><text:span text:style-name="Source_20_Text"><text:span text:style-name="T22">101</text:span></text:span></text:p>
      <text:p text:style-name="P4"/>
      <text:p text:style-name="Preformatted_20_Text"><text:span text:style-name="Source_20_Text"><text:span text:style-name="T24"><text:s text:c="9"/></text:span></text:span><text:span text:style-name="Source_20_Text"><text:span text:style-name="T5">dm</text:span></text:span><text:span text:style-name="Source_20_Text"><text:span text:style-name="T24"> <text:s text:c="8"/></text:span></text:span><text:span text:style-name="Source_20_Text"><text:span text:style-name="T4">C</text:span></text:span><text:span text:style-name="Source_20_Text"><text:span text:style-name="T24"> <text:s text:c="16"/></text:span></text:span><text:span text:style-name="Source_20_Text"><text:span text:style-name="T4">A</text:span></text:span><text:span text:style-name="Source_20_Text"><text:span text:style-name="T24"> <text:s text:c="8"/></text:span></text:span><text:span text:style-name="Source_20_Text"><text:span text:style-name="T4">Bb</text:span></text:span><text:span text:style-name="Source_20_Text"><text:span text:style-name="T24"> <text:s text:c="30"/></text:span></text:span></text:p>
      <text:p text:style-name="P1"><text:span text:style-name="Source_20_Text"><text:span text:style-name="T24">When the feelin' is ended There ain't no use pretendin' </text:span></text:span></text:p>
      <text:p text:style-name="P1"><text:span text:style-name="Source_20_Text"><text:span text:style-name="T24"><text:s text:c="10"/></text:span></text:span><text:span text:style-name="Source_20_Text"><text:span text:style-name="T21">F <text:s text:c="16"/>F</text:span></text:span></text:p>
      <text:p text:style-name="P1"><text:span text:style-name="Source_20_Text"><text:span text:style-name="T24">Don't ya worry - It's only love</text:span></text:span></text:p>
      <text:p text:style-name="Preformatted_20_Text"><text:span text:style-name="Source_20_Text"><text:span text:style-name="T24"><text:s text:c="10"/></text:span></text:span><text:span text:style-name="Source_20_Text"><text:span text:style-name="T5">dm</text:span></text:span><text:span text:style-name="Source_20_Text"><text:span text:style-name="T24"> <text:s text:c="12"/></text:span></text:span><text:span text:style-name="Source_20_Text"><text:span text:style-name="T4">C</text:span></text:span><text:span text:style-name="Source_20_Text"><text:span text:style-name="T24"> <text:s text:c="14"/></text:span></text:span><text:span text:style-name="Source_20_Text"><text:span text:style-name="T4">A</text:span></text:span><text:span text:style-name="Source_20_Text"><text:span text:style-name="T24"> <text:s text:c="11"/></text:span></text:span><text:span text:style-name="Source_20_Text"><text:span text:style-name="T4">Bb</text:span></text:span><text:span text:style-name="Source_20_Text"><text:span text:style-name="T24"> <text:s text:c="26"/></text:span></text:span></text:p>
      <text:p text:style-name="Preformatted_20_Text"><text:span text:style-name="Source_20_Text"><text:span text:style-name="T24">When your world has been shattered Ain't nothin' else matters <text:line-break/> <text:tab/> <text:s text:c="3"/></text:span></text:span><text:span text:style-name="Source_20_Text"><text:span text:style-name="T21">F <text:s text:c="15"/>F</text:span></text:span><text:span text:style-name="Source_20_Text"><text:span text:style-name="T24"><text:line-break/>It ain't over - It's only love</text:span></text:span></text:p>
      <text:p text:style-name="Preformatted_20_Text"><text:span text:style-name="Source_20_Text"><text:span text:style-name="T24"><text:s text:c="14"/></text:span></text:span></text:p>
      <text:p text:style-name="P1"><text:span text:style-name="Source_20_Text"><text:span text:style-name="T21">Solo</text:span></text:span></text:p>
      <text:p text:style-name="P5"><text:span text:style-name="Source_20_Text"><text:span text:style-name="T4"/></text:span></text:p>
      <text:p text:style-name="P1"><text:span text:style-name="Source_20_Text"><text:span text:style-name="T24">When your heart has been broken Hard words have been spoken </text:span></text:span></text:p>
      <text:p text:style-name="P1"><text:span text:style-name="Source_20_Text"><text:span text:style-name="T24">It ain't easy - but it's only love</text:span></text:span></text:p>
      <text:p text:style-name="P1"><text:span text:style-name="Source_20_Text"><text:span text:style-name="T24">And your life ain't worth livin' And you're ready to give in </text:span></text:span></text:p>
      <text:p text:style-name="P1"><text:span text:style-name="Source_20_Text"><text:span text:style-name="T24">Just remember- that it's only love</text:span></text:span></text:p>
      <text:p text:style-name="Preformatted_20_Text"><text:span text:style-name="Source_20_Text"><text:span text:style-name="T24"><text:s/></text:span></text:span></text:p>
      <text:p text:style-name="P1"><text:span text:style-name="Source_20_Text"><text:span text:style-name="T21">Solo</text:span></text:span></text:p>
      <text:p text:style-name="P4"/>
      <text:p text:style-name="P6"><text:span text:style-name="Source_20_Text"><text:span text:style-name="T7">C</text:span></text:span><text:span text:style-name="Source_20_Text"><text:span text:style-name="T23"> <text:s text:c="23"/></text:span></text:span><text:span text:style-name="Source_20_Text"><text:span text:style-name="T6">dm</text:span></text:span></text:p>
      <text:p text:style-name="P6"><text:span text:style-name="Source_20_Text"><text:span text:style-name="T23">You can live without the aggravation</text:span></text:span></text:p>
      <text:p text:style-name="P6"><text:span text:style-name="Source_20_Text"><text:span text:style-name="T7">Bb</text:span></text:span><text:span text:style-name="Source_20_Text"><text:span text:style-name="T23"> <text:s text:c="18"/></text:span></text:span><text:span text:style-name="Source_20_Text"><text:span text:style-name="T6">gm</text:span></text:span></text:p>
      <text:p text:style-name="P6"><text:span text:style-name="Source_20_Text"><text:span text:style-name="T23">Ya gotta wanna win - ya gotta wanna win</text:span></text:span></text:p>
      <text:p text:style-name="P6"><text:span text:style-name="Source_20_Text"><text:span text:style-name="T7">C</text:span></text:span><text:span text:style-name="Source_20_Text"><text:span text:style-name="T23"> <text:s text:c="23"/></text:span></text:span><text:span text:style-name="Source_20_Text"><text:span text:style-name="T6">dm</text:span></text:span></text:p>
      <text:p text:style-name="P6"><text:span text:style-name="Source_20_Text"><text:span text:style-name="T23">You keep lookin' back in desperation</text:span></text:span></text:p>
      <text:p text:style-name="P6"><text:span text:style-name="Source_20_Text"><text:span text:style-name="T7">Bb</text:span></text:span><text:span text:style-name="Source_20_Text"><text:span text:style-name="T23"> <text:s text:c="15"/></text:span></text:span><text:span text:style-name="Source_20_Text"><text:span text:style-name="T6">Bb/C</text:span></text:span></text:p>
      <text:p text:style-name="P6"><text:span text:style-name="Source_20_Text"><text:span text:style-name="T23">Over and over and over again</text:span></text:span></text:p>
      <text:p text:style-name="Preformatted_20_Text"><text:span text:style-name="Source_20_Text"><text:span text:style-name="T24"/></text:span></text:p>
      <text:p text:style-name="P4"/>
      <text:p text:style-name="P1"><text:span text:style-name="Source_20_Text"><text:span text:style-name="T21">Solo</text:span></text:span></text:p>
      <text:p text:style-name="P1"><text:span text:style-name="Source_20_Text"><text:span text:style-name="T5"/></text:span></text:p>
      <text:p text:style-name="P1"><text:span text:style-name="Source_20_Text"><text:span text:style-name="T24">When your world has been shattered <text:s text:c="2"/>Ain't nothin' else matters <text:s text:c="3"/></text:span></text:span></text:p>
      <text:p text:style-name="P1"><text:span text:style-name="Source_20_Text"><text:span text:style-name="T24">It ain't over - It's only love</text:span></text:span></text:p>
      <text:p text:style-name="P1"><text:span text:style-name="Source_20_Text"><text:span text:style-name="T24">And if your life ain't worth livin' And you're ready to give in </text:span></text:span></text:p>
      <text:p text:style-name="P1"><text:span text:style-name="Source_20_Text"><text:span text:style-name="T24">Just remember - that it's only love</text:span></text:span></text:p>
      <text:p text:style-name="P4"/>
      <text:p text:style-name="Preformatted_20_Text"><text:span text:style-name="Source_20_Text"><text:span text:style-name="T24"><text:s/></text:span></text:span></text:p>
      <text:p text:style-name="P4"/>
      <text:p text:style-name="Preformatted_20_Text"><text:span text:style-name="Source_20_Text"><text:span text:style-name="T30"><text:s/></text:span></text:span></text:p>
      <text:p text:style-name="Preformatted_20_Text"><text:span text:style-name="Source_20_Text"><text:span text:style-name="T3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Roboto Mono" svg:font-family="'Roboto Mono', 'Courier New', monospac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20T13:58:56.272349487</meta:creation-date>
    <meta:print-date>2019-12-21T10:36:53.203052542</meta:print-date>
    <dc:date>2022-02-13T12:25:49.890000000</dc:date>
    <meta:editing-duration>PT1H26M8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4" meta:word-count="181" meta:character-count="1136" meta:non-whitespace-character-count="674"/>
  </office:meta>
</office:document-meta>
</file>